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388c7" officeooo:paragraph-rsid="000388c7" style:font-size-asian="10pt" style:font-size-complex="10pt"/>
    </style:style>
    <style:style style:name="P2" style:family="paragraph" style:parent-style-name="Standard">
      <style:text-properties fo:font-size="10pt" officeooo:rsid="0004ea1b" officeooo:paragraph-rsid="0004ea1b" style:font-size-asian="10pt" style:font-size-complex="10pt"/>
    </style:style>
    <style:style style:name="P3" style:family="paragraph" style:parent-style-name="Standard">
      <style:text-properties fo:font-size="10pt" officeooo:paragraph-rsid="0004ea1b" style:font-size-asian="10pt" style:font-size-complex="10pt"/>
    </style:style>
    <style:style style:name="P4" style:family="paragraph" style:parent-style-name="Standard">
      <style:text-properties fo:font-size="10pt" officeooo:rsid="000595d6" officeooo:paragraph-rsid="000595d6" style:font-size-asian="10pt" style:font-size-complex="10pt"/>
    </style:style>
    <style:style style:name="T1" style:family="text">
      <style:text-properties officeooo:rsid="00048a61"/>
    </style:style>
    <style:style style:name="T2" style:family="text">
      <style:text-properties officeooo:rsid="0004ea1b"/>
    </style:style>
    <style:style style:name="T3" style:family="text">
      <style:text-properties officeooo:rsid="000700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nowygast<text:span text:style-name="T1">, palossnow</text:span> colors +75, <text:span text:style-name="T1">lightness</text:span> -20</text:p>
      <text:p text:style-name="P1">Wikiniki Colors 180, Lightness +20</text:p>
      <text:p text:style-name="P1">Actinotox&amp;Leoterygi all -71</text:p>
      <text:p text:style-name="P1">Roobop -50</text:p>
      <text:p text:style-name="P1">Tarfelon: Hat chroma +50, eyes hue +150, fur lightness +6</text:p>
      <text:p text:style-name="P1"/>
      <text:p text:style-name="P2">ground (4)</text:p>
      <text:p text:style-name="P2">steel (1)</text:p>
      <text:p text:style-name="P2">ghost (3)</text:p>
      <text:p text:style-name="P3"><text:span text:style-name="T2">flying (7)</text:span></text:p>
      <text:p text:style-name="P2">fairy (4)</text:p>
      <text:p text:style-name="P2">light (5)</text:p>
      <text:p text:style-name="P2">dark (1)</text:p>
      <text:p text:style-name="P2">ice (4)</text:p>
      <text:p text:style-name="P2">poison (2)</text:p>
      <text:p text:style-name="P2">fire (1)</text:p>
      <text:p text:style-name="P2">electric (1)</text:p>
      <text:p text:style-name="P2">grass (2)</text:p>
      <text:p text:style-name="P2">bug (4)</text:p>
      <text:p text:style-name="P3"><text:span text:style-name="T2">dragon (2 mega)</text:span></text:p>
      <text:p text:style-name="P2">water (1 HA form)</text:p>
      <text:p text:style-name="P2">psychic (0)</text:p>
      <text:p text:style-name="P2">rock (0)</text:p>
      <text:p text:style-name="P2">normal (2)</text:p>
      <text:p text:style-name="P2">fighting (0)</text:p>
      <text:p text:style-name="P2"/>
      <text:p text:style-name="P4">Clowd</text:p>
      <text:p text:style-name="P4">Storrm</text:p>
      <text:p text:style-name="P4">Galefront</text:p>
      <text:p text:style-name="P4">Photowyrm</text:p>
      <text:p text:style-name="P4">Chromasp</text:p>
      <text:p text:style-name="P4">Chordalux</text:p>
      <text:p text:style-name="P4">Cauldream</text:p>
      <text:p text:style-name="P4">Crucibleak</text:p>
      <text:p text:style-name="P4">Cauldread<text:span text:style-name="T3"> 9</text:span></text:p>
      <text:p text:style-name="P4">Sentret<text:span text:style-name="T3"> 10</text:span></text:p>
      <text:p text:style-name="P4">Furret<text:span text:style-name="T3"> 11</text:span></text:p>
      <text:p text:style-name="P4">Taillow<text:span text:style-name="T3"> 12</text:span></text:p>
      <text:p text:style-name="P4">Swellow<text:span text:style-name="T3"> 13</text:span></text:p>
      <text:p text:style-name="P4">Wikiniki<text:span text:style-name="T3"> 14</text:span></text:p>
      <text:p text:style-name="P4">Tarfelon<text:span text:style-name="T3"> 15</text:span></text:p>
      <text:p text:style-name="P4">Photeon<text:span text:style-name="T3">16</text:span></text:p>
      <text:p text:style-name="P4">Hoveon<text:span text:style-name="T3">17</text:span></text:p>
      <text:p text:style-name="P4">Yamselia<text:span text:style-name="T3">18</text:span></text:p>
      <text:p text:style-name="P4">Nimbee<text:span text:style-name="T3">19</text:span></text:p>
      <text:p text:style-name="P4">Yimbee<text:span text:style-name="T3">20</text:span></text:p>
      <text:p text:style-name="P4">Skarmory<text:span text:style-name="T3">21</text:span></text:p>
      <text:p text:style-name="P4">Actinotox<text:span text:style-name="T3">22</text:span></text:p>
      <text:p text:style-name="P4">Leoterygi<text:span text:style-name="T3">23</text:span></text:p>
      <text:p text:style-name="P4">Roobop<text:span text:style-name="T3">24</text:span></text:p>
      <text:p text:style-name="P4">Snowygast<text:span text:style-name="T3">25</text:span></text:p>
      <text:p text:style-name="P4">Palossnow<text:span text:style-name="T3">26</text:span></text:p>
      <text:p text:style-name="P4">Spudnick<text:span text:style-name="T3">27</text:span></text:p>
      <text:p text:style-name="P4">Protosolaria<text:span text:style-name="T3">28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8T11:48:18.918006060</meta:creation-date>
    <dc:date>2025-04-24T09:39:00.720760026</dc:date>
    <meta:editing-duration>P9DT23H38M23S</meta:editing-duration>
    <meta:editing-cycles>1</meta:editing-cycles>
    <meta:document-statistic meta:table-count="0" meta:image-count="0" meta:object-count="0" meta:page-count="1" meta:paragraph-count="52" meta:word-count="102" meta:character-count="630" meta:non-whitespace-character-count="580"/>
    <meta:generator>LibreOffice/6.4.7.2$Linux_X86_64 LibreOffice_project/40$Build-2</meta:generator>
  </office:meta>
</office:document-meta>
</file>